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59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2.678cm"/>
    </style:style>
    <style:style style:name="Table1.C" style:family="table-column">
      <style:table-column-properties style:column-width="2.681cm"/>
    </style:style>
    <style:style style:name="Table1.D" style:family="table-column">
      <style:table-column-properties style:column-width="8.714cm"/>
    </style:style>
    <style:style style:name="Table1.A1" style:family="table-cell">
      <style:table-cell-properties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7.59cm" fo:margin-left="0cm" table:align="left"/>
    </style:style>
    <style:style style:name="Table2.A" style:family="table-column">
      <style:table-column-properties style:column-width="17.59cm"/>
    </style:style>
    <style:style style:name="Table2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2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.59cm" fo:margin-left="0cm" table:align="left"/>
    </style:style>
    <style:style style:name="Table3.A" style:family="table-column">
      <style:table-column-properties style:column-width="17.59cm"/>
    </style:style>
    <style:style style:name="Table3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3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.59cm" fo:margin-left="0cm" table:align="left"/>
    </style:style>
    <style:style style:name="Table4.A" style:family="table-column">
      <style:table-column-properties style:column-width="17.59cm"/>
    </style:style>
    <style:style style:name="Table4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4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17.59cm" fo:margin-left="0cm" table:align="left"/>
    </style:style>
    <style:style style:name="Table5.A" style:family="table-column">
      <style:table-column-properties style:column-width="17.59cm"/>
    </style:style>
    <style:style style:name="Table5.A1" style:family="table-cell">
      <style:table-cell-properties fo:background-color="#e6e6e6" fo:padding="0.097cm" fo:border="0.25pt solid #000000" style:writing-mode="lr-tb">
        <style:background-image/>
      </style:table-cell-properties>
    </style:style>
    <style:style style:name="Table5.A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5.A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7.606cm"/>
          <style:tab-stop style:position="17.627cm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style:font-name="Arial" fo:font-size="11pt" officeooo:rsid="002487a2" officeooo:paragraph-rsid="002487a2" style:font-size-asian="11pt" style:font-size-complex="11pt"/>
    </style:style>
    <style:style style:name="P10" style:family="paragraph" style:parent-style-name="Table_20_Contents">
      <style:text-properties style:font-name="Arial" officeooo:rsid="001e5c29"/>
    </style:style>
    <style:style style:name="P11" style:family="paragraph" style:parent-style-name="Table_20_Contents">
      <style:text-properties style:font-name="Arial" officeooo:rsid="001e5c29" officeooo:paragraph-rsid="001e5c29"/>
    </style:style>
    <style:style style:name="P12" style:family="paragraph" style:parent-style-name="Table_20_Contents">
      <style:text-properties style:font-name="Arial" officeooo:rsid="00211ea1" officeooo:paragraph-rsid="00211ea1"/>
    </style:style>
    <style:style style:name="P13" style:family="paragraph" style:parent-style-name="Table_20_Contents">
      <style:text-properties style:font-name="Arial" officeooo:rsid="002327b2" officeooo:paragraph-rsid="002327b2"/>
    </style:style>
    <style:style style:name="P14" style:family="paragraph" style:parent-style-name="Table_20_Contents">
      <style:text-properties officeooo:paragraph-rsid="002327b2"/>
    </style:style>
    <style:style style:name="P15" style:family="paragraph" style:parent-style-name="Normal">
      <style:text-properties style:font-name="Arial"/>
    </style:style>
    <style:style style:name="P16" style:family="paragraph" style:parent-style-name="Table_20_Contents">
      <style:paragraph-properties fo:margin-top="0cm" fo:margin-bottom="0.282cm" loext:contextual-spacing="false" fo:line-height="107%"/>
      <style:text-properties officeooo:paragraph-rsid="00211ea1"/>
    </style:style>
    <style:style style:name="P17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8" style:family="paragraph" style:parent-style-name="Table_20_Contents">
      <style:text-properties style:font-name="Arial" officeooo:rsid="00261bd7" officeooo:paragraph-rsid="00261bd7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officeooo:rsid="00211ea1" style:font-name-asian="Arial" style:font-name-complex="Arial"/>
    </style:style>
    <style:style style:name="T4" style:family="text">
      <style:text-properties style:font-name="Arial" officeooo:rsid="002327b2" style:font-name-asian="Arial" style:font-name-complex="Arial"/>
    </style:style>
    <style:style style:name="T5" style:family="text">
      <style:text-properties style:font-name="Arial" officeooo:rsid="00261bd7" style:font-name-asian="Arial" style:font-name-complex="Arial"/>
    </style:style>
    <style:style style:name="T6" style:family="text">
      <style:text-properties style:font-name="Arial" style:font-name-asian="Times New Roman" style:font-name-complex="Times New Roman"/>
    </style:style>
    <style:style style:name="T7" style:family="text">
      <style:text-properties officeooo:rsid="001e5c29"/>
    </style:style>
    <style:style style:name="T8" style:family="text">
      <style:text-properties officeooo:rsid="0022753a"/>
    </style:style>
    <style:style style:name="T9" style:family="text">
      <style:text-properties officeooo:rsid="002487a2"/>
    </style:style>
    <style:style style:name="T10" style:family="text">
      <style:text-properties officeooo:rsid="00261b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SIU03</text:p>
      <text:p text:style-name="P2">TIME REPORT</text:p>
      <text:p text:style-name="P3"/>
      <text:p text:style-name="P4">Project group: 41<text:tab/>Report number: <text:span text:style-name="T8">3</text:span><text:tab/>Date: 2015-<text:span text:style-name="T7">10</text:span>-<text:span text:style-name="T8">11</text:span></text:p>
      <text:p text:style-name="P1"/>
      <text:p text:style-name="Standard"><text:span text:style-name="Default_20_Paragraph_20_Font"><text:span text:style-name="T1">1) </text:span></text:span><text:span text:style-name="Default_20_Paragraph_20_Fon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3">1,5</text:p>
          </table:table-cell>
          <table:table-cell table:style-name="Table1.C2" office:value-type="string">
            <text:p text:style-name="P18">20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0"/>
          </table:table-cell>
          <table:table-cell table:style-name="Table1.C3" office:value-type="string">
            <text:p text:style-name="P12">22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3">1,5</text:p>
          </table:table-cell>
          <table:table-cell table:style-name="Table1.C4" office:value-type="string">
            <text:p text:style-name="P18">20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3">1,5</text:p>
          </table:table-cell>
          <table:table-cell table:style-name="Table1.C5" office:value-type="string">
            <text:p text:style-name="P12">1<text:span text:style-name="T10">4</text:span>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4"><text:span text:style-name="Default_20_Paragraph_20_Font"><text:span text:style-name="T4">1,5</text:span></text:span></text:p>
          </table:table-cell>
          <table:table-cell table:style-name="Table1.C6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6" office:value-type="string">
            <text:p text:style-name="P15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P14"><text:span text:style-name="Default_20_Paragraph_20_Font"><text:span text:style-name="T4">1,5</text:span></text:span></text:p>
          </table:table-cell>
          <table:table-cell table:style-name="Table1.C7" office:value-type="string">
            <text:p text:style-name="P16"><text:span text:style-name="Default_20_Paragraph_20_Font"><text:span text:style-name="T3">2</text:span></text:span><text:span text:style-name="Default_20_Paragraph_20_Font"><text:span text:style-name="T5">1,5</text:span></text:span></text:p>
          </table:table-cell>
          <table:table-cell table:style-name="Table1.D7" office:value-type="string">
            <text:p text:style-name="Normal"><text:span text:style-name="Default_20_Paragraph_20_Font"><text:span text:style-name="T6"/></text:span></text:p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6"/>
          </table:table-cell>
          <table:table-cell table:style-name="Table1.D8" office:value-type="string">
            <text:p text:style-name="P11">Design documents</text:p>
          </table:table-cell>
        </table:table-row>
      </table:table>
      <text:p text:style-name="P1"/>
      <text:p text:style-name="Standard"><text:span text:style-name="Default_20_Paragraph_20_Font"><text:span text:style-name="T1">2) </text:span></text:span><text:span text:style-name="Default_20_Paragraph_20_Fon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<text:span text:style-name="T9">Design spec (draft)</text:span></text:p>
          </table:table-cell>
        </table:table-row>
        <table:table-row>
          <table:table-cell table:style-name="Table2.A3" office:value-type="string">
            <text:p text:style-name="P7"/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9">Design spec (final rev.)</text:p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9">Presentation, misc. coding</text:p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9">Not much time spent on the project this week due to catching up in TDIU02</text:p>
          </table:table-cell>
        </table:table-row>
        <table:table-row>
          <table:table-cell table:style-name="Table5.A3" office:value-type="string">
            <text:p text:style-name="P7"/>
          </table:table-cell>
        </table:table-row>
        <table:table-row>
          <table:table-cell table:style-name="Table5.A4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09-27T16:46:00Z</meta:creation-date>
    <dc:date>2015-10-11T23:01:45.979250444</dc:date>
    <meta:editing-cycles>15</meta:editing-cycles>
    <meta:editing-duration>PT15M14S</meta:editing-duration>
    <meta:document-statistic meta:table-count="5" meta:image-count="0" meta:object-count="0" meta:page-count="1" meta:paragraph-count="39" meta:word-count="101" meta:character-count="560" meta:non-whitespace-character-count="484"/>
    <meta:template xlink:type="simple" xlink:actuate="onRequest" xlink:title="" xlink:href="Normal.dotm"/>
  </office:meta>
</office:document-meta>
</file>